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Heading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OL PROJECTS</text:h>
      <text:p text:style-name="List_20_Heading"><text:a xlink:type="simple" xlink:href="https://github.com/microsoft/JARVIS#Configuration" text:style-name="Internet_20_link" text:visited-style-name="Visited_20_Internet_20_Link">microsoft/JARVIS: JARVIS, a system to connect LLMs with ML community. Paper: https://arxiv.org/pdf/2303.17580.pdf</text:a></text:p>
      <text:p text:style-name="List_20_Heading"><text:a xlink:type="simple" xlink:href="https://www.literallyanything.io/" text:style-name="Internet_20_link" text:visited-style-name="Visited_20_Internet_20_Link">Literally Anything — Build Apps, Games, and Widgets for Free</text:a></text:p>
      <text:p text:style-name="List_20_Heading"><text:a xlink:type="simple" xlink:href="https://www.literallyanything.io/app/1prnpd507Gkv2eHZx7hN" text:style-name="Internet_20_link" text:visited-style-name="Visited_20_Internet_20_Link">Music Cover Art Generator</text:a></text:p>
      <text:p text:style-name="List_20_Heading"><text:a xlink:type="simple" xlink:href="https://www.literallyanything.io/app/udwwS2CQrbm08LXvsgIX" text:style-name="Internet_20_link" text:visited-style-name="Visited_20_Internet_20_Link">Loan Calculator</text:a></text:p>
      <text:p text:style-name="List_20_Heading"><text:a xlink:type="simple" xlink:href="https://github.com/rajtilakjee/langchain-cli" text:style-name="Internet_20_link" text:visited-style-name="Visited_20_Internet_20_Link">rajtilakjee/langchain-cli: CLI for LangChain.</text:a></text:p>
      <text:p text:style-name="List_20_Heading"><text:a xlink:type="simple" xlink:href="https://godmode.space/" text:style-name="Internet_20_link" text:visited-style-name="Visited_20_Internet_20_Link">Godmode.space</text:a></text:p>
      <text:p text:style-name="List_20_Heading"><text:a xlink:type="simple" xlink:href="https://github.com/oobabooga/text-generation-webui" text:style-name="Internet_20_link" text:visited-style-name="Visited_20_Internet_20_Link">oobabooga/text-generation-webui: A gradio web UI for running Large Language Models like LLaMA, llama.cpp, GPT-J, Pythia, OPT, and GALACTICA.</text:a></text:p>
      <text:p text:style-name="List_20_Heading"><text:a xlink:type="simple" xlink:href="https://github.com/cocktailpeanut/dalai" text:style-name="Internet_20_link" text:visited-style-name="Visited_20_Internet_20_Link">cocktailpeanut/dalai: The simplest way to run LLaMA on your local machine</text:a></text:p>
      <text:p text:style-name="List_20_Heading"><text:a xlink:type="simple" xlink:href="https://github.com/e2b-dev/e2b" text:style-name="Internet_20_link" text:visited-style-name="Visited_20_Internet_20_Link">e2b-dev/e2b: Your own virtual developer. e2b lets you build &amp; deploy specialized AI agents that build software for you based on your instructions.</text:a></text:p>
      <text:p text:style-name="List_20_Heading"><text:a xlink:type="simple" xlink:href="https://crfm.stanford.edu/2023/03/13/alpaca.html" text:style-name="Internet_20_link" text:visited-style-name="Visited_20_Internet_20_Link">Stanford CRFM</text:a></text:p>
      <text:p text:style-name="List_20_Heading"><text:a xlink:type="simple" xlink:href="https://github.com/serp-ai/bark-with-voice-clone" text:style-name="Internet_20_link" text:visited-style-name="Visited_20_Internet_20_Link">serp-ai/bark-with-voice-clone: 🔊 Text-prompted Generative Audio Model - With the ability to clone voices</text:a></text:p>
      <text:p text:style-name="List_20_Heading"><text:a xlink:type="simple" xlink:href="https://www.gling.ai/" text:style-name="Internet_20_link" text:visited-style-name="Visited_20_Internet_20_Link">Gling AI</text:a></text:p>
      <text:p text:style-name="List_20_Heading"><text:a xlink:type="simple" xlink:href="https://ai-code-translator.vercel.app/" text:style-name="Internet_20_link" text:visited-style-name="Visited_20_Internet_20_Link">ai-code-translator.vercel.app</text:a></text:p>
      <text:p text:style-name="List_20_Heading"><text:a xlink:type="simple" xlink:href="https://global.mit.edu/news-stories/a-whole-new-world-of-learning-via-mit-opencourseware-videos/" text:style-name="Internet_20_link" text:visited-style-name="Visited_20_Internet_20_Link">A whole new world of learning via MIT OpenCourseWare videos - Global MIT</text:a></text:p>
      <text:p text:style-name="List_20_Heading"><text:a xlink:type="simple" xlink:href="https://www.together.xyz/blog/redpajama-training-progress" text:style-name="Internet_20_link" text:visited-style-name="Visited_20_Internet_20_Link">RedPajama training progress at 440 billion tokens — TOGETHER</text:a></text:p>
      <text:p text:style-name="List_20_Heading"><text:a xlink:type="simple" xlink:href="https://www.youtube.com/@RafaelLudwig" text:style-name="Internet_20_link" text:visited-style-name="Visited_20_Internet_20_Link">Rafael Ludwig - YouTube</text:a></text:p>
      <text:p text:style-name="List_20_Heading"><text:a xlink:type="simple" xlink:href="https://www.nfx.com/post/generative-ai-hot-75-list" text:style-name="Internet_20_link" text:visited-style-name="Visited_20_Internet_20_Link">The AI Hot 75</text:a></text:p>
      <text:p text:style-name="List_20_Heading"><text:a xlink:type="simple" xlink:href="https://huggingface.co/chat/conversation/64524299e9f36d9c1603a51b" text:style-name="Internet_20_link" text:visited-style-name="Visited_20_Internet_20_Link">"Create Wikipedia page about yourself."</text:a></text:p>
      <text:p text:style-name="List_20_Heading"><text:a xlink:type="simple" xlink:href="https://github.com/yoheinakajima/babyagi" text:style-name="Internet_20_link" text:visited-style-name="Visited_20_Internet_20_Link">yoheinakajima/babyagi</text:a></text:p>
      <text:p text:style-name="List_20_Heading"><text:a xlink:type="simple" xlink:href="https://www.boringreport.org/app" text:style-name="Internet_20_link" text:visited-style-name="Visited_20_Internet_20_Link">Boring Report</text:a></text:p>
      <text:p text:style-name="List_20_Heading"><text:a xlink:type="simple" xlink:href="https://github.com/steamship-packages/ask-my-course/tree/ask-my-course-telegram" text:style-name="Internet_20_link" text:visited-style-name="Visited_20_Internet_20_Link">steamship-packages/ask-my-course at ask-my-course-telegram</text:a></text:p>
      <text:p text:style-name="List_20_Heading"><text:a xlink:type="simple" xlink:href="https://docs.trychroma.com/" text:style-name="Internet_20_link" text:visited-style-name="Visited_20_Internet_20_Link">🏡 Home | Chroma</text:a></text:p>
      <text:p text:style-name="List_20_Heading"><text:a xlink:type="simple" xlink:href="https://weaviate.io/" text:style-name="Internet_20_link" text:visited-style-name="Visited_20_Internet_20_Link">Welcome | Weaviate - vector database</text:a></text:p>
      <text:p text:style-name="List_20_Heading"><text:a xlink:type="simple" xlink:href="https://github.com/steamship-packages/autogpt-telegram-chatbot" text:style-name="Internet_20_link" text:visited-style-name="Visited_20_Internet_20_Link">steamship-packages/autogpt-telegram-chatbot</text:a></text:p>
      <text:p text:style-name="List_20_Heading"><text:a xlink:type="simple" xlink:href="https://designer.microsoft.com/" text:style-name="Internet_20_link" text:visited-style-name="Visited_20_Internet_20_Link">Microsoft Designer - Stunning designs in a flash</text:a></text:p>
      <text:p text:style-name="List_20_Heading"><text:a xlink:type="simple" xlink:href="https://www.chatpdf.com/" text:style-name="Internet_20_link" text:visited-style-name="Visited_20_Internet_20_Link">ChatPDF - Chat with any PDF!</text:a></text:p>
      <text:p text:style-name="List_20_Heading"><text:a xlink:type="simple" xlink:href="https://heypi.com/talk" text:style-name="Internet_20_link" text:visited-style-name="Visited_20_Internet_20_Link">Pi, your personal AI</text:a></text:p>
      <text:p text:style-name="List_20_Heading"><text:a xlink:type="simple" xlink:href="https://huggingface.co/" text:style-name="Internet_20_link" text:visited-style-name="Visited_20_Internet_20_Link">Hugging Face – The AI community building the future.</text:a></text:p>
      <text:p text:style-name="List_20_Heading"><text:a xlink:type="simple" xlink:href="https://bubble.io/?utm_source=bubblecom" text:style-name="Internet_20_link" text:visited-style-name="Visited_20_Internet_20_Link">The best way to build web apps without code | Bubble</text:a></text:p>
      <text:p text:style-name="List_20_Heading"><text:a xlink:type="simple" xlink:href="https://www.youtube.com/playlist?list=PLqZXAkvF1bPNQER9mLmDbntNfSpzdDIU5" text:style-name="Internet_20_link" text:visited-style-name="Visited_20_Internet_20_Link">LangChain - YouTube</text:a></text:p>
      <text:p text:style-name="List_20_Heading"><text:a xlink:type="simple" xlink:href="https://contabo.com/en" text:style-name="Internet_20_link" text:visited-style-name="Visited_20_Internet_20_Link">Contabo🥇Cloud VPS &amp; Dedicated Servers for a Price You'll Love</text:a></text:p>
      <text:p text:style-name="List_20_Heading"><text:a xlink:type="simple" xlink:href="https://thegigabrain.com/" text:style-name="Internet_20_link" text:visited-style-name="Visited_20_Internet_20_Link">GigaBrain - Search Reddit and Other Communities for Answers from Real People</text:a></text:p>
      <text:p text:style-name="List_20_Heading"><text:a xlink:type="simple" xlink:href="https://sebpearce.com/bullshit/" text:style-name="Internet_20_link" text:visited-style-name="Visited_20_Internet_20_Link">New-Age Bullshit Generator</text:a></text:p>
      <text:p text:style-name="List_20_Heading"><text:a xlink:type="simple" xlink:href="https://www.pakin.org/complaint" text:style-name="Internet_20_link" text:visited-style-name="Visited_20_Internet_20_Link">Scott Pakin's automatic complaint-letter generator</text:a></text:p>
      <text:p text:style-name="List_20_Heading"><text:a xlink:type="simple" xlink:href="https://lmsys.org/blog/2023-05-25-leaderboard/" text:style-name="Internet_20_link" text:visited-style-name="Visited_20_Internet_20_Link">Chatbot Arena Leaderboard Updates (Week 4) | LMSYS Org</text:a></text:p>
      <text:p text:style-name="List_20_Heading"><text:a xlink:type="simple" xlink:href="https://skybox.blockadelabs.com/" text:style-name="Internet_20_link" text:visited-style-name="Visited_20_Internet_20_Link">Skybox AI</text:a></text:p>
      <text:p text:style-name="List_20_Heading"><text:a xlink:type="simple" xlink:href="https://beta.elevenlabs.io/" text:style-name="Internet_20_link" text:visited-style-name="Visited_20_Internet_20_Link">ElevenLabs - Prime AI Text to Speech | Voice Cloning</text:a></text:p>
      <text:p text:style-name="List_20_Heading"><text:a xlink:type="simple" xlink:href="https://twitter.com/naval/status/1660405285943668736?s=20" text:style-name="Internet_20_link" text:visited-style-name="Visited_20_Internet_20_Link">Naval on Twitter: "Social media isn’t social - it’s performative. Where’s the chitchat, the banter, the easy laughter? We made something new. Push-to-talk, whenever you want. With perfect transcripts and AI art. A dinner party in your pocket. Follow @getairchat Never feel alone again. https://t.co/V9urTOVf4u" / Twitter</text:a></text:p>
      <text:p text:style-name="List_20_Heading"><text:a xlink:type="simple" xlink:href="https://github.com/chathub-dev/chathub" text:style-name="Internet_20_link" text:visited-style-name="Visited_20_Internet_20_Link">chathub-dev/chathub: All-in-one chatbot client</text:a></text:p>
      <text:p text:style-name="List_20_Heading"><text:a xlink:type="simple" xlink:href="https://soundful.com/" text:style-name="Internet_20_link" text:visited-style-name="Visited_20_Internet_20_Link">AI Music Generator - Royalty Free Music For Creators | Soundful</text:a></text:p>
      <text:p text:style-name="List_20_Heading"><text:a xlink:type="simple" xlink:href="https://learn.deeplearning.ai/chatgpt-prompt-eng/lesson/3/iterative" text:style-name="Internet_20_link" text:visited-style-name="Visited_20_Internet_20_Link">DLAI - Learning Platform Prototype</text:a></text:p>
      <text:p text:style-name="List_20_Heading"><text:a xlink:type="simple" xlink:href="https://arxiv.org/abs/2305.02463" text:style-name="Internet_20_link" text:visited-style-name="Visited_20_Internet_20_Link">[2305.02463] Shap-E: Generating Conditional 3D Implicit Functions</text:a></text:p>
      <text:p text:style-name="List_20_Heading"><text:a xlink:type="simple" xlink:href="https://thegigabrain.com/search/How%20do%20I%20learn%20how%20to%20use%20LangChain%3F" text:style-name="Internet_20_link" text:visited-style-name="Visited_20_Internet_20_Link">How Do I Learn How to Use LangChain? - GigaBrain</text:a></text:p>
      <text:p text:style-name="List_20_Heading"><text:soft-page-break/><text:a xlink:type="simple" xlink:href="https://www.glassdoor.com/Job/us-data-scientist-jobs-SRCH_IL.0,2_IN1_KO3,17.htm?clickSource=searchBox" text:style-name="Internet_20_link" text:visited-style-name="Visited_20_Internet_20_Link">5,594 Data scientist Jobs in United States, May 2023 | Glassdoor</text:a></text:p>
      <text:p text:style-name="List_20_Heading"><text:a xlink:type="simple" xlink:href="edge://newtab/" text:style-name="Internet_20_link" text:visited-style-name="Visited_20_Internet_20_Link">New tab</text:a></text:p>
      <text:p text:style-name="List_20_Heading"><text:a xlink:type="simple" xlink:href="https://developers.google.com/assistant/sdk/guides/service/python?hl=en" text:style-name="Internet_20_link" text:visited-style-name="Visited_20_Internet_20_Link">Introduction to the Google Assistant Service  |  Google Assistant SDK  |  Google for Developers</text:a></text:p>
      <text:p text:style-name="List_20_Heading"><text:a xlink:type="simple" xlink:href="https://huggingface.co/spaces/HuggingFaceH4/open_llm_leaderboard" text:style-name="Internet_20_link" text:visited-style-name="Visited_20_Internet_20_Link">Open LLM Leaderboard - a Hugging Face Space by HuggingFaceH4</text:a></text:p>
      <text:p text:style-name="List_20_Heading"><text:a xlink:type="simple" xlink:href="https://twitter.com/Jorisdejong4561/status/1660372052468015105" text:style-name="Internet_20_link" text:visited-style-name="Visited_20_Internet_20_Link">Joris de Jong on Twitter: "Want to code quickly with @LangChainAI? Here's a small @LangChainAI Cheat Sheet I use. It has 8 use cases for quick development &amp;lt;30 lines of code. Let me know what else I should add to the list and I'll update it! Thanks to LangChain and @hwchase17 for the great documentation. https://t.co/IQOTFre9Q7" / Twitter</text:a></text:p>
      <text:p text:style-name="List_20_Heading"><text:a xlink:type="simple" xlink:href="https://github.com/chathub-dev/chathub" text:style-name="Internet_20_link" text:visited-style-name="Visited_20_Internet_20_Link">GitHub - chathub-dev/chathub: All-in-one chatbot client</text:a></text:p>
      <text:p text:style-name="List_20_Heading"><text:a xlink:type="simple" xlink:href="https://twitter.com/Jorisdejong4561/status/1660372052468015105" text:style-name="Internet_20_link" text:visited-style-name="Visited_20_Internet_20_Link">(1) Joris de Jong on Twitter: "Want to code quickly with @LangChainAI? Here's a small @LangChainAI Cheat Sheet I use. It has 8 use cases for quick development &amp;lt;30 lines of code. Let me know what else I should add to the list and I'll update it! Thanks to LangChain and @hwchase17 for the great documentation. https://t.co/IQOTFre9Q7" / Twitter</text:a></text:p>
      <text:p text:style-name="List_20_Heading"><text:a xlink:type="simple" xlink:href="https://poe.com/" text:style-name="Internet_20_link" text:visited-style-name="Visited_20_Internet_20_Link">Sage - Poe</text:a></text:p>
      <text:p text:style-name="List_20_Heading"><text:a xlink:type="simple" xlink:href="chrome-extension://kdlmggoacmfoombiokflpeompajfljga/app.html#/" text:style-name="Internet_20_link" text:visited-style-name="Visited_20_Internet_20_Link">ChatHub</text:a></text:p>
      <text:p text:style-name="List_20_Heading"><text:a xlink:type="simple" xlink:href="https://github.com/f/awesome-chatgpt-prompts" text:style-name="Internet_20_link" text:visited-style-name="Visited_20_Internet_20_Link">f/awesome-chatgpt-prompts: This repo includes ChatGPT prompt curation to use ChatGPT better.</text:a></text:p>
      <text:p text:style-name="List_20_Heading"><text:a xlink:type="simple" xlink:href="https://medium.com/automation-architech/agent-tools-memory-llm-tutorial-how-to-turn-any-function-into-langchain-tool-6e9ed70bec" text:style-name="Internet_20_link" text:visited-style-name="Visited_20_Internet_20_Link">Agent &amp; Tools Memory (LLM)Tutorial: How To Turn Any Function Into Langchain Tool | by Tarik Kaoutar (高達烈) | Automation Architech | May, 2023 | Medium</text:a></text:p>
      <text:p text:style-name="List_20_Heading"><text:a xlink:type="simple" xlink:href="https://github.com/logspace-ai/langflow" text:style-name="Internet_20_link" text:visited-style-name="Visited_20_Internet_20_Link">logspace-ai/langflow: ⛓️ LangFlow is a UI for LangChain, designed with react-flow to provide an effortless way to experiment and prototype flows.</text:a></text:p>
      <text:p text:style-name="List_20_Heading"><text:a xlink:type="simple" xlink:href="https://huggingface.co/spaces/stabilityai/stable-diffusion" text:style-name="Internet_20_link" text:visited-style-name="Visited_20_Internet_20_Link">Stable Diffusion 2-1 - a Hugging Face Space by stabilityai</text:a></text:p>
      <text:p text:style-name="List_20_Heading"><text:a xlink:type="simple" xlink:href="https://huggingface.co/spaces/HuggingFaceH4/starchat-playground" text:style-name="Internet_20_link" text:visited-style-name="Visited_20_Internet_20_Link">ccode assistant StarChat Playground - a Hugging Face Space by HuggingFaceH4</text:a></text:p>
      <text:p text:style-name="List_20_Heading"><text:a xlink:type="simple" xlink:href="https://huggingface.co/spaces/F4RF4R4/Image-and-3D-Model-Creator" text:style-name="Internet_20_link" text:visited-style-name="Visited_20_Internet_20_Link">Image and 3D Model Creator - a Hugging Face Space by F4RF4R4</text:a></text:p>
      <text:p text:style-name="List_20_Heading"><text:a xlink:type="simple" xlink:href="https://huggingface.co/runwayml/stable-diffusion-v1-5" text:style-name="Internet_20_link" text:visited-style-name="Visited_20_Internet_20_Link">runwayml/stable-diffusion-v1-5 · Hugging Face</text:a></text:p>
      <text:p text:style-name="List_20_Heading"><text:a xlink:type="simple" xlink:href="https://huggingface.co/SG161222/Realistic_Vision_V1.4?text=Realistic+art.+mental+support+group" text:style-name="Internet_20_link" text:visited-style-name="Visited_20_Internet_20_Link">SG161222/Realistic_Vision_V1.4 · Hugging Face</text:a></text:p>
      <text:p text:style-name="List_20_Heading"><text:a xlink:type="simple" xlink:href="https://huggingface.co/SG161222/Realistic_Vision_V1.4?text=a+close+up+portrait+photo+of+26+y.o+woman+in+wastelander+clothes%2C+long+haircut%2C+pale+skin%2C+slim+body%2C+background+is+city+ruins%2C+%28high+detailed+skin%3A1.2%29%2C+8k+uhd%2C+dslr%2C+soft+lighting%2C+high+quality%2C+film+grain%2C+Fujifilm+XT3" text:style-name="Internet_20_link" text:visited-style-name="Visited_20_Internet_20_Link">Realistic_Vision_V1.4 · Hugging Face</text:a></text:p>
      <text:p text:style-name="List_20_Heading"><text:a xlink:type="simple" xlink:href="https://huggingface.co/spaces/HuggingFaceH4/falcon-chat" text:style-name="Internet_20_link" text:visited-style-name="Visited_20_Internet_20_Link">Falcon-Chat - a Hugging Face Space by HuggingFaceH4</text:a></text:p>
      <text:p text:style-name="List_20_Heading"><text:a xlink:type="simple" xlink:href="https://huggingface.co/spaces/facebook/MusicGen" text:style-name="Internet_20_link" text:visited-style-name="Visited_20_Internet_20_Link">MusicGen - a Hugging Face Space by facebook</text:a></text:p>
      <text:p text:style-name="List_20_Heading"><text:a xlink:type="simple" xlink:href="https://huggingface.co/ibm-nasa-geospatial" text:style-name="Internet_20_link" text:visited-style-name="Visited_20_Internet_20_Link">ibm-nasa-geospatial (IBM NASA Geospatial)</text:a></text:p>
      <text:p text:style-name="List_20_Heading"><text:a xlink:type="simple" xlink:href="https://elevenlabs.io/voice-lab?ref=elevenlabs.io" text:style-name="Internet_20_link" text:visited-style-name="Visited_20_Internet_20_Link">Voice Lab - Online AI Voice Cloning Software</text:a></text:p>
      <text:p text:style-name="List_20_Heading"><text:a xlink:type="simple" xlink:href="https://huggingface.co/togethercomputer/LLaMA-2-7B-32K" text:style-name="Internet_20_link" text:visited-style-name="Visited_20_Internet_20_Link">togethercomputer/LLaMA-2-7B-32K · Hugging Face</text:a></text:p>
      <text:p text:style-name="List_20_Heading"><text:a xlink:type="simple" xlink:href="https://earlysignal.ai/" text:style-name="Internet_20_link" text:visited-style-name="Visited_20_Internet_20_Link">AI Early Signals</text:a></text:p>
      <text:p text:style-name="List_20_Heading"><text:a xlink:type="simple" xlink:href="https://continue.dev/docs/customization#change-the-default-llm" text:style-name="Internet_20_link" text:visited-style-name="Visited_20_Internet_20_Link">Customization | Continue</text:a></text:p>
      <text:p text:style-name="List_20_Heading"><text:a xlink:type="simple" xlink:href="https://github.com/jmorganca/ollama" text:style-name="Internet_20_link" text:visited-style-name="Visited_20_Internet_20_Link">Releases · jmorganca/ollama</text:a></text:p>
      <text:p text:style-name="List_20_Heading"><text:a xlink:type="simple" xlink:href="https://github.com/mekb-turtle/discord-ai-bot" text:style-name="Internet_20_link" text:visited-style-name="Visited_20_Internet_20_Link">mekb-turtle/discord-ai-bot: Discord AI chatbot using Ollama</text:a></text:p>
      <text:p text:style-name="List_20_Heading"><text:a xlink:type="simple" xlink:href="https://platform.openai.com/docs/guides/gpt" text:style-name="Internet_20_link" text:visited-style-name="Visited_20_Internet_20_Link">GPT - OpenAI API</text:a></text:p>
      <text:p text:style-name="List_20_Heading"><text:a xlink:type="simple" xlink:href="https://gpte.ai/" text:style-name="Internet_20_link" text:visited-style-name="Visited_20_Internet_20_Link">GPTE | Latest AI News, Prompts, Tools, Trends</text:a></text:p>
      <text:p text:style-name="List_20_Heading"><text:a xlink:type="simple" xlink:href="https://github.com/joonspk-research/generative_agents" text:style-name="Internet_20_link" text:visited-style-name="Visited_20_Internet_20_Link">GitHub - joonspk-research/generative_agents: Generative Agents: Interactive Simulacra of Human Behavior</text:a></text:p>
      <text:p text:style-name="List_20_Heading"><text:a xlink:type="simple" xlink:href="https://github.com/sweepai/sweep" text:style-name="Internet_20_link" text:visited-style-name="Visited_20_Internet_20_Link">GitHub - sweepai/sweep: Sweep is an AI junior developer</text:a></text:p>
      <text:p text:style-name="List_20_Heading"><text:a xlink:type="simple" xlink:href="https://github.com/geekan/MetaGPT" text:style-name="Internet_20_link" text:visited-style-name="Visited_20_Internet_20_Link">GitHub - geekan/MetaGPT: 🌟 The Multi-Agent Framework: Given one line Requirement, return PRD, Design, Tasks, Repo</text:a></text:p>
      <text:p text:style-name="List_20_Heading"><text:a xlink:type="simple" xlink:href="https://github.com/w-okada/voice-changer/blob/master/README_en.md" text:style-name="Internet_20_link" text:visited-style-name="Visited_20_Internet_20_Link">voice-changer/README_en.md at master · w-okada/voice-changer · GitHub</text:a></text:p>
      <text:p text:style-name="List_20_Heading"><text:a xlink:type="simple" xlink:href="https://www.reddit.com/r/artificial/comments/15obvjn/comment/jvt675q/" text:style-name="Internet_20_link" text:visited-style-name="Visited_20_Internet_20_Link">There are thousands of voices you can download from the discord.</text:a></text:p>
      <text:p text:style-name="List_20_Heading"><text:a xlink:type="simple" xlink:href="https://www.movieboxpro.app/" text:style-name="Internet_20_link" text:visited-style-name="Visited_20_Internet_20_Link">MovieBoxPro</text:a></text:p>
      <text:p text:style-name="List_20_Heading"><text:a xlink:type="simple" xlink:href="https://medium.com/open-learning/for-online-courses-what-counts-as-completion-3ad911f1f116" text:style-name="Internet_20_link" text:visited-style-name="Visited_20_Internet_20_Link">For online courses, what counts as completion? | by MIT Open Learning | MIT Open Learning | Jul, 2023 | Medium</text:a></text:p>
      <text:p text:style-name="List_20_Heading"><text:a xlink:type="simple" xlink:href="https://medium.com/writing-cooperative/the-magic-art-of-saying-more-with-less-ab1a3c203faa" text:style-name="Internet_20_link" text:visited-style-name="Visited_20_Internet_20_Link">The Magic Art of Saying More with Less | by Malky McEwan | Aug, 2023 | The Writing Cooperative</text:a></text:p>
      <text:p text:style-name="List_20_Heading"><text:a xlink:type="simple" xlink:href="https://medium.com/projectpro/learn-deep-learning-by-building-15-neural-network-projects-in-2022-156c9b1aefc6" text:style-name="Internet_20_link" text:visited-style-name="Visited_20_Internet_20_Link">Learn Deep Learning by Building 15 Neural Network Projects in 2022 | by Param Raval | ProjectPro | Medium</text:a></text:p>
      <text:p text:style-name="List_20_Heading"><text:a xlink:type="simple" xlink:href="https://unseen.co/projects/letter/" text:style-name="Internet_20_link" text:visited-style-name="Visited_20_Internet_20_Link">Letter – Unseen Studio®</text:a></text:p>
      <text:p text:style-name="List_20_Heading"><text:soft-page-break/><text:a xlink:type="simple" xlink:href="https://voorinschrijving.uhasselt.be/(S(ist0lobnvry1fxqjm1panamg))/default.aspx?ReturnUrl=%2F" text:style-name="Internet_20_link" text:visited-style-name="Visited_20_Internet_20_Link">Login</text:a></text:p>
      <text:p text:style-name="List_20_Heading"><text:a xlink:type="simple" xlink:href="https://www.perplexity.ai/" text:style-name="Internet_20_link" text:visited-style-name="Visited_20_Internet_20_Link">Perplexity</text:a></text:p>
      <text:p text:style-name="List_20_Heading"><text:a xlink:type="simple" xlink:href="https://learn.microsoft.com/en-us/training/modules/prepare-to-develop-ai-solutions-azure/7-understand-capabilities-of-azure-cognitive-services" text:style-name="Internet_20_link" text:visited-style-name="Visited_20_Internet_20_Link">Understand capabilities of Azure AI Services - Training | Microsoft Learn</text:a></text:p>
      <text:p text:style-name="List_20_Heading"><text:a xlink:type="simple" xlink:href="https://learn.microsoft.com/en-us/training/modules/prepare-to-develop-ai-solutions-azure/11-summary?source=learn#completion" text:style-name="Internet_20_link" text:visited-style-name="Visited_20_Internet_20_Link">Summary - Training | Microsoft Learn</text:a></text:p>
      <text:p text:style-name="List_20_Heading"><text:a xlink:type="simple" xlink:href="https://chat.openai.com/c/b31fa65e-3b38-49ce-ac28-5ea058107f9d" text:style-name="Internet_20_link" text:visited-style-name="Visited_20_Internet_20_Link">ChatGPT</text:a></text:p>
      <text:p text:style-name="List_20_Heading"><text:a xlink:type="simple" xlink:href="https://pika.art/my-library" text:style-name="Internet_20_link" text:visited-style-name="Visited_20_Internet_20_Link">Pika</text:a></text:p>
      <text:p text:style-name="List_20_Heading"><text:a xlink:type="simple" xlink:href="https://copilot.microsoft.com/" text:style-name="Internet_20_link" text:visited-style-name="Visited_20_Internet_20_Link">Copilot</text:a></text:p>
      <text:p text:style-name="List_20_Heading"><text:a xlink:type="simple" xlink:href="https://podcasters.spotify.com/pod/dashboard/home" text:style-name="Internet_20_link" text:visited-style-name="Visited_20_Internet_20_Link">Spotify for Podcasters - The easiest way to make a podcast</text:a></text:p>
      <text:p text:style-name="List_20_Heading"><text:a xlink:type="simple" xlink:href="https://ollama.ai/library/llama-pro" text:style-name="Internet_20_link" text:visited-style-name="Visited_20_Internet_20_Link">llama-pro programm and math</text:a></text:p>
      <text:p text:style-name="List_20_Heading"><text:a xlink:type="simple" xlink:href="https://www.suno.ai/" text:style-name="Internet_20_link" text:visited-style-name="Visited_20_Internet_20_Link">Suno AI Music creator</text:a></text:p>
      <text:p text:style-name="List_20_Heading"><text:a xlink:type="simple" xlink:href="https://www.reddit.com/r/Piracy/comments/rs9ej1/paywall_bypass_superlist/" text:style-name="Internet_20_link" text:visited-style-name="Visited_20_Internet_20_Link">(1) Paywall Bypass Superlist : Piracy</text:a></text:p>
      <text:p text:style-name="List_20_Heading"><text:a xlink:type="simple" xlink:href="https://imagine.meta.com/" text:style-name="Internet_20_link" text:visited-style-name="Visited_20_Internet_20_Link">Imagine with Meta AI</text:a></text:p>
      <text:p text:style-name="List_20_Heading"><text:a xlink:type="simple" xlink:href="https://clideo.com/editor/" text:style-name="Internet_20_link" text:visited-style-name="Visited_20_Internet_20_Link">Editor — Clideo</text:a></text:p>
      <text:p text:style-name="List_20_Heading"><text:a xlink:type="simple" xlink:href="https://www.youtube.com/watch?v=rYEpXc6sMS4" text:style-name="Internet_20_link" text:visited-style-name="Visited_20_Internet_20_Link">How to make a chatbot in python 💥 ChatGPT chatbot using Python and Flask - YouTube</text:a></text:p>
      <text:p text:style-name="List_20_Heading"><text:a xlink:type="simple" xlink:href="https://app.slack.com/client/T071KJTUZMY/C071GMJJ761" text:style-name="Internet_20_link" text:visited-style-name="Visited_20_Internet_20_Link">expansion (Channel) - Wazi Group Limited - Slack</text:a></text:p>
      <text:p text:style-name="List_20_Heading"><text:a xlink:type="simple" xlink:href="https://github.com/bharathgs/Awesome-pytorch-list" text:style-name="Internet_20_link" text:visited-style-name="Visited_20_Internet_20_Link">bharathgs/Awesome-pytorch-list: A comprehensive list of pytorch related content on github,such as different models,implementations,helper libraries,tutorials etc.</text:a></text:p>
      <text:p text:style-name="List_20_Heading"><text:a xlink:type="simple" xlink:href="https://ceac.state.gov/GenNIV/Common/ConfirmApplicationID.aspx?node=SecureQuestion" text:style-name="Internet_20_link" text:visited-style-name="Visited_20_Internet_20_Link">Consular Electronic Application Center - Confirm Application ID Page</text:a></text:p>
      <text:p text:style-name="List_20_Heading"><text:a xlink:type="simple" xlink:href="https://vanhack.com/jobs" text:style-name="Internet_20_link" text:visited-style-name="Visited_20_Internet_20_Link">Jobs - VanHack</text:a></text:p>
      <text:p text:style-name="List_20_Heading"><text:a xlink:type="simple" xlink:href="https://www.meta.ai/?icebreaker=imagine" text:style-name="Internet_20_link" text:visited-style-name="Visited_20_Internet_20_Link">Meta AI</text:a></text:p>
      <text:p text:style-name="List_20_Heading"><text:a xlink:type="simple" xlink:href="https://github.com/lm-sys/FastChat" text:style-name="Internet_20_link" text:visited-style-name="Visited_20_Internet_20_Link">lm-sys/FastChat: An open platform for training, serving, and evaluating large language models. Release repo for Vicuna and Chatbot Arena.</text:a></text:p>
      <text:p text:style-name="List_20_Heading"><text:a xlink:type="simple" xlink:href="https://huggingface.co/chat/conversation/66633711d5efaf7586639005" text:style-name="Internet_20_link" text:visited-style-name="Visited_20_Internet_20_Link">META LLAMA Huggingface</text:a></text:p>
      <text:p text:style-name="P1"><text:a xlink:type="simple" xlink:href="https://pollinations.ai/" text:style-name="Internet_20_link" text:visited-style-name="Visited_20_Internet_20_Link">Pollinations - Event-image creator</text:a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5:15:37.485005132</meta:creation-date>
    <dc:date>2024-06-10T15:15:59.470083767</dc:date>
    <meta:editing-duration>PT23S</meta:editing-duration>
    <meta:editing-cycles>1</meta:editing-cycles>
    <meta:document-statistic meta:table-count="0" meta:image-count="0" meta:object-count="0" meta:page-count="3" meta:paragraph-count="106" meta:word-count="908" meta:character-count="6057" meta:non-whitespace-character-count="5248"/>
    <meta:generator>LibreOffice/7.3.7.2$Linux_X86_64 LibreOffice_project/30$Build-2</meta:generator>
  </office:meta>
</office:document-meta>
</file>